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499b5" officeooo:paragraph-rsid="001499b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Instalar nginx</text:p>
        </text:list-item>
        <text:list-item>
          <text:p text:style-name="P1">Instalar mysq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8:37:03.213000000</meta:creation-date>
    <dc:date>2025-02-10T18:37:21.063000000</dc:date>
    <meta:editing-duration>PT17S</meta:editing-duration>
    <meta:editing-cycles>1</meta:editing-cycles>
    <meta:document-statistic meta:table-count="0" meta:image-count="0" meta:object-count="0" meta:page-count="1" meta:paragraph-count="2" meta:word-count="6" meta:character-count="30" meta:non-whitespace-character-count="28"/>
    <meta:generator>LibreOffice/24.8.4.2$Windows_X86_64 LibreOffice_project/bb3cfa12c7b1bf994ecc5649a80400d06cd71002</meta:generator>
  </office:meta>
</office:document-meta>
</file>